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2pt" fo:language="en" fo:country="US" style:font-size-asian="12pt" style:language-asian="ja" style:country-asian="JP" style:font-size-complex="12pt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text-properties fo:font-size="22pt" style:font-size-asian="22pt" style:font-size-complex="22pt"/>
    </style:style>
    <style:style style:name="P4" style:family="paragraph" style:parent-style-name="Standard">
      <style:text-properties fo:font-size="18pt" style:font-size-asian="18pt" style:font-size-complex="18pt"/>
    </style:style>
    <style:style style:name="P5" style:family="paragraph" style:parent-style-name="Standard">
      <style:text-properties fo:font-size="16pt" style:font-size-asian="16pt" style:font-size-complex="16pt"/>
    </style:style>
    <style:style style:name="P6" style:family="paragraph" style:parent-style-name="Standard">
      <style:text-properties fo:font-size="12pt" style:font-size-asian="12pt" style:font-size-complex="12pt"/>
    </style:style>
    <style:style style:name="P7" style:family="paragraph" style:parent-style-name="Standard" style:list-style-name="L1">
      <style:text-properties fo:font-size="12pt" style:font-size-asian="12pt" style:font-size-complex="12pt"/>
    </style:style>
    <style:style style:name="P8" style:family="paragraph" style:parent-style-name="Standard">
      <style:text-properties fo:font-size="18pt" style:font-size-asian="18pt" style:font-size-complex="18pt"/>
    </style:style>
    <style:style style:name="P9" style:family="paragraph" style:parent-style-name="Standard">
      <style:text-properties fo:font-size="16pt" style:font-size-asian="16pt" style:font-size-complex="16pt"/>
    </style:style>
    <style:style style:name="T1" style:family="text">
      <style:text-properties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estrapport</text:p>
      <text:p text:style-name="P4"/>
      <text:p text:style-name="P4">Testfall 1</text:p>
      <text:p text:style-name="P4"/>
      <text:p text:style-name="P5">Version: Supesu 2014-05-11</text:p>
      <text:p text:style-name="P5"/>
      <text:p text:style-name="P2">Testas genom kompilering av kod och sedan körs manuellt.</text:p>
      <text:p text:style-name="P5"/>
      <text:p text:style-name="P5">Resultat</text:p>
      <text:p text:style-name="P2"/>
      <text:p text:style-name="P2">Pass</text:p>
      <text:p text:style-name="P2"/>
      <text:p text:style-name="P4"/>
      <text:p text:style-name="P4">Testfall <text:span text:style-name="T1">2</text:span></text:p>
      <text:p text:style-name="P4"/>
      <text:p text:style-name="P5">Version: Supesu<text:span text:style-name="T1"> 2014-05-11</text:span></text:p>
      <text:p text:style-name="P5"/>
      <text:p text:style-name="P2">Testas genom kompilering av kod och sedan körs manuellt.</text:p>
      <text:p text:style-name="P5"/>
      <text:p text:style-name="P5">Resultat</text:p>
      <text:p text:style-name="P2"><text:s/></text:p>
      <text:p text:style-name="P2">Pass</text:p>
      <text:p text:style-name="P4"/>
      <text:p text:style-name="P4">Testfall <text:span text:style-name="T1">3</text:span></text:p>
      <text:p text:style-name="P4"/>
      <text:p text:style-name="P5">Version: Supesu 2014-05-11</text:p>
      <text:p text:style-name="P5"/>
      <text:p text:style-name="P2">Testas genom kompilering av kod och sedan körs manuellt.</text:p>
      <text:p text:style-name="P5"/>
      <text:p text:style-name="P5">Resultat</text:p>
      <text:p text:style-name="P2"/>
      <text:p text:style-name="P2">Pas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Testfall <text:span text:style-name="T1">4</text:span></text:p>
      <text:p text:style-name="P4"/>
      <text:p text:style-name="P5">Version: Supesu 2014-05-11</text:p>
      <text:p text:style-name="P5"/>
      <text:p text:style-name="P2">Testas genom kompilering av kod och sedan körs manuellt.</text:p>
      <text:p text:style-name="P5"/>
      <text:p text:style-name="P5">Resultat</text:p>
      <text:p text:style-name="P2"/>
      <text:p text:style-name="P2">Pass</text:p>
      <text:p text:style-name="P5"/>
      <text:p text:style-name="P5">Analys</text:p>
      <text:p text:style-name="P5"/>
      <text:p text:style-name="P2">Fungerar som det ska, highscore ska sorteras på poäng?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34S</meta:editing-duration>
    <meta:editing-cycles>8</meta:editing-cycles>
    <meta:generator>OpenOffice/4.0.1$Win32 OpenOffice.org_project/401m5$Build-9714</meta:generator>
    <dc:date>2014-05-28T18:24:32.51</dc:date>
    <meta:document-statistic meta:table-count="0" meta:image-count="0" meta:object-count="0" meta:page-count="2" meta:paragraph-count="24" meta:word-count="75" meta:character-count="488"/>
    <meta:user-defined meta:name="Info 1"/>
    <meta:user-defined meta:name="Info 2"/>
    <meta:user-defined meta:name="Info 3"/>
    <meta:user-defined meta:name="Info 4"/>
  </office:meta>
</office:document-meta>
</file>